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50fd" officeooo:paragraph-rsid="001150fd"/>
    </style:style>
    <style:style style:name="P2" style:family="paragraph" style:parent-style-name="Standard">
      <style:text-properties officeooo:rsid="00108b9f" officeooo:paragraph-rsid="00108b9f"/>
    </style:style>
    <style:style style:name="P3" style:family="paragraph" style:parent-style-name="Standard">
      <style:text-properties officeooo:rsid="00108b9f" officeooo:paragraph-rsid="001150fd"/>
    </style:style>
    <style:style style:name="P4" style:family="paragraph" style:parent-style-name="Standard">
      <style:text-properties officeooo:rsid="001150fd" officeooo:paragraph-rsid="001150fd"/>
    </style:style>
    <style:style style:name="P5" style:family="paragraph" style:parent-style-name="Standard">
      <style:text-properties officeooo:rsid="001150fd" officeooo:paragraph-rsid="00108b9f"/>
    </style:style>
    <style:style style:name="P6" style:family="paragraph" style:parent-style-name="Standard">
      <style:paragraph-properties fo:break-before="column"/>
      <style:text-properties officeooo:rsid="001150fd" officeooo:paragraph-rsid="001150fd"/>
    </style:style>
    <style:style style:name="T1" style:family="text">
      <style:text-properties fo:font-variant="normal" fo:text-transform="none" fo:color="#c9d1d9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c9d1d9" style:font-name="apple-system" fo:font-size="12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KS Resources:</text:p>
      <text:p text:style-name="P2"><text:a xlink:type="simple" xlink:href="https://github.com/ibrahimjelliti/CKSS-Certified-Kubernetes-Security-Specialist?utm_sq=gl0fgi8ycl" text:style-name="Internet_20_link" text:visited-style-name="Visited_20_Internet_20_Link">https://github.com/ibrahimjelliti/CKSS-Certified-Kubernetes-Security-Specialist?utm_sq=gl0fgi8ycl</text:a></text:p>
      <text:p text:style-name="P2"/>
      <text:p text:style-name="P2"/>
      <text:p text:style-name="P2">CKS Cloud Native Security Tutorial </text:p>
      <text:p text:style-name="P2"><text:a xlink:type="simple" xlink:href="https://tutorial.kubernetes-security.info/" text:style-name="Internet_20_link" text:visited-style-name="Visited_20_Internet_20_Link">https://tutorial.kubernetes-security.info/</text:a></text:p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57:28.289091475</meta:creation-date>
    <dc:date>2020-12-10T10:05:55.316615089</dc:date>
    <meta:editing-duration>PT8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" meta:character-count="188" meta:non-whitespace-character-count="182"/>
  </office:meta>
</office:document-meta>
</file>